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3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35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3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officeooo:rsid="006c6bf2" style:font-name-asian="Times New Roman" style:font-name-complex="Times New Roman" style:language-complex="ar" style:country-complex="SA"/>
    </style:style>
    <style:style style:name="T53" style:family="text">
      <style:text-properties officeooo:rsid="00b3b6a9" style:font-name-asian="Times New Roman" style:font-name-complex="Times New Roman" style:language-complex="ar" style:country-complex="SA"/>
    </style:style>
    <style:style style:name="T54" style:family="text">
      <style:text-properties officeooo:rsid="00b4c33c" style:font-name-asian="Times New Roman" style:font-name-complex="Times New Roman" style:language-complex="ar" style:country-complex="SA"/>
    </style:style>
    <style:style style:name="T55" style:family="text">
      <style:text-properties fo:language="ca" fo:country="ES"/>
    </style:style>
    <style:style style:name="T56" style:family="text">
      <style:text-properties officeooo:rsid="0115ba73"/>
    </style:style>
    <style:style style:name="T57" style:family="text">
      <style:text-properties officeooo:rsid="0098d5de"/>
    </style:style>
    <style:style style:name="T58" style:family="text">
      <style:text-properties officeooo:rsid="00d845ba"/>
    </style:style>
    <style:style style:name="T59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0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1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2"> </text:span><text:span text:style-name="T53">Quines variables d’entorn poden configurar-se en la imatge de mysql? Enum</text:span><text:span text:style-name="T54">e</text:span><text:span text:style-name="T53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3"/>
              </text:list-item>
            </text:list>
          </table:table-cell>
        </table:table-row>
      </table:table>
      <text:list text:continue-numbering="true" text:style-name="L1">
        <text:list-header>
          <text:p text:style-name="P29"/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3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4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5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3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3"><text:soft-page-break/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5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3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</text:list-header>
      </text:list>
      <text:p text:style-name="P16"><text:span text:style-name="T56">4. </text:span><text:span text:style-name="T57">D</text:span>u a terme el desplegament del web indicat als punt anteriors però tenint en compte les següents peculiaritats:</text:p>
      <text:list text:continue-numbering="true" text:style-name="L1">
        <text:list-item>
          <text:p text:style-name="P36">El servi<text:span text:style-name="T58">dor</text:span> de base de dades s’anomenarà "sgbd" i la contraseña del usuarí de la base de dades serà "ud6a02password".</text:p>
        </text:list-item>
        <text:list-item>
          <text:p text:style-name="P37">La base de dades s’anomenarà ‘crm_db’, i el usuari de connexió ‘db-user’</text:p>
        </text:list-item>
        <text:list-item>
          <text:p text:style-name="P36">El volum per a emmagatzemar les dades de les bases de dades rebrà el nom de "mysql-data".</text:p>
        </text:list-item>
        <text:list-item>
          <text:p text:style-name="P39"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38">El document root del servidor nginx será "/var/www/html</text:p>
          <text:p text:style-name="P40"><text:span text:style-name="Emphasis"><text:span text:style-name="T59">Una vegada desplegada l’aplicació mostra captures de pantalla de:</text:span></text:span></text:p>
          <text:p text:style-name="P40"><text:span text:style-name="Emphasis"><text:span text:style-name="T60"/></text:span></text:p>
          <text:p text:style-name="P40"><text:span text:style-name="Emphasis"><text:span text:style-name="T60">4.1.- </text:span></text:span><text:span text:style-name="Emphasis"><text:span text:style-name="T59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0"><text:span text:style-name="Emphasis"><text:span text:style-name="T60">4.2.- </text:span></text:span><text:span text:style-name="Emphasis"><text:span text:style-name="T59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0"><text:span text:style-name="Emphasis"><text:span text:style-name="T60">4.3.- </text:span></text:span><text:span text:style-name="Emphasis"><text:span text:style-name="T59">Els volums que s’han creat</text:span></text:span></text:p>
        </text:list-header>
      </text:list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0"><text:span text:style-name="Emphasis"><text:span text:style-name="T60">4.4.- </text:span></text:span><text:span text:style-name="Emphasis"><text:span text:style-name="T59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0"><text:span text:style-name="Emphasis"><text:span text:style-name="T60"/></text:span></text:p>
          <text:p text:style-name="P40"><text:span text:style-name="Emphasis"><text:span text:style-name="T60">4.5.- </text:span></text:span><text:span text:style-name="Emphasis"><text:span text:style-name="T61">El fitxer de configuració del server root</text:span></text:span>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4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7:37:31.665277417</dc:date>
    <meta:editing-duration>PT20H26M54S</meta:editing-duration>
    <meta:editing-cycles>150</meta:editing-cycles>
    <meta:generator>LibreOffice/24.2.5.2$Linux_X86_64 LibreOffice_project/420$Build-2</meta:generator>
    <meta:document-statistic meta:table-count="11" meta:image-count="0" meta:object-count="0" meta:page-count="4" meta:paragraph-count="45" meta:word-count="375" meta:character-count="2146" meta:non-whitespace-character-count="1829"/>
  </office:meta>
</office:document-meta>
</file>